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o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table:number-columns-repeated="55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300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00/00/00</text:date>, <text:time style:data-style-name="N2" text:time-value="16:14:17.70906284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0-11-21T16:16:16.380047476</dc:date>
    <meta:editing-duration>PT5H14M3S</meta:editing-duration>
    <meta:editing-cycles>50</meta:editing-cycles>
    <meta:generator>LibreOffice/7.0.3.1$Linux_X86_64 LibreOffice_project/d7547858d014d4cf69878db179d326fc3483e082</meta:generator>
    <meta:document-statistic meta:table-count="1" meta:cell-count="825" meta:object-count="0"/>
  </office:meta>
</office:document-meta>
</file>